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reeSans1" svg:font-family="FreeSans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5" style:family="table">
      <style:table-properties style:width="11.328cm" table:align="left"/>
    </style:style>
    <style:style style:name="Tabelle5.A" style:family="table-column">
      <style:table-column-properties style:column-width="2.907cm"/>
    </style:style>
    <style:style style:name="Tabelle5.B" style:family="table-column">
      <style:table-column-properties style:column-width="8.421cm"/>
    </style:style>
    <style:style style:name="Tabelle5.1" style:family="table-row">
      <style:table-row-properties style:min-row-height="0.561cm"/>
    </style:style>
    <style:style style:name="Tabelle5.A1" style:family="table-cell">
      <style:table-cell-properties fo:padding-left="0.101cm" fo:padding-right="0.101cm" fo:padding-top="0.019cm" fo:padding-bottom="0.019cm" fo:border="none"/>
    </style:style>
    <style:style style:name="Tabelle2" style:family="table">
      <style:table-properties style:width="25.698cm" table:align="left"/>
    </style:style>
    <style:style style:name="Tabelle2.A" style:family="table-column">
      <style:table-column-properties style:column-width="1.919cm"/>
    </style:style>
    <style:style style:name="Tabelle2.B" style:family="table-column">
      <style:table-column-properties style:column-width="7.788cm"/>
    </style:style>
    <style:style style:name="Tabelle2.C" style:family="table-column">
      <style:table-column-properties style:column-width="8.467cm"/>
    </style:style>
    <style:style style:name="Tabelle2.D" style:family="table-column">
      <style:table-column-properties style:column-width="2.124cm"/>
    </style:style>
    <style:style style:name="Tabelle2.E" style:family="table-column">
      <style:table-column-properties style:column-width="2.701cm"/>
    </style:style>
    <style:style style:name="Tabel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cccccc" fo:padding="0.097cm" fo:border="0.002cm solid #000000">
        <style:background-image/>
      </style:table-cell-properties>
    </style:style>
    <style:style style:name="Tabelle1" style:family="table">
      <style:table-properties style:width="25.705cm" fo:margin-left="0cm" fo:margin-right="-0.005cm" table:align="margins"/>
    </style:style>
    <style:style style:name="Tabelle1.A" style:family="table-column">
      <style:table-column-properties style:column-width="1.919cm" style:rel-column-width="4892*"/>
    </style:style>
    <style:style style:name="Tabelle1.B" style:family="table-column">
      <style:table-column-properties style:column-width="7.795cm" style:rel-column-width="19872*"/>
    </style:style>
    <style:style style:name="Tabelle1.C" style:family="table-column">
      <style:table-column-properties style:column-width="8.465cm" style:rel-column-width="21581*"/>
    </style:style>
    <style:style style:name="Tabelle1.D" style:family="table-column">
      <style:table-column-properties style:column-width="2.111cm" style:rel-column-width="5382*"/>
    </style:style>
    <style:style style:name="Tabelle1.E" style:family="table-column">
      <style:table-column-properties style:column-width="2.715cm" style:rel-column-width="6920*"/>
    </style:style>
    <style:style style:name="Tabelle1.F" style:family="table-column">
      <style:table-column-properties style:column-width="2.702cm" style:rel-column-width="688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3" style:family="table">
      <style:table-properties style:width="25.696cm" table:align="left"/>
    </style:style>
    <style:style style:name="Tabelle3.A" style:family="table-column">
      <style:table-column-properties style:column-width="18.187cm"/>
    </style:style>
    <style:style style:name="Tabelle3.B" style:family="table-column">
      <style:table-column-properties style:column-width="2.108cm"/>
    </style:style>
    <style:style style:name="Tabelle3.C" style:family="table-column">
      <style:table-column-properties style:column-width="2.715cm"/>
    </style:style>
    <style:style style:name="Tabelle3.D" style:family="table-column">
      <style:table-column-properties style:column-width="2.686cm"/>
    </style:style>
    <style:style style:name="Tabelle3.1" style:family="table-row">
      <style:table-row-properties style:min-row-height="1.058cm"/>
    </style:style>
    <style:style style:name="Tabelle3.A1" style:family="table-cell">
      <style:table-cell-properties fo:padding="0.097cm" fo:border-left="none" fo:border-right="none" fo:border-top="0.018cm solid #000000" fo:border-bottom="none"/>
    </style:style>
    <style:style style:name="Tabelle4" style:family="table">
      <style:table-properties style:width="14.155cm" fo:margin-left="0cm" fo:margin-right="11.545cm" table:align="margins"/>
    </style:style>
    <style:style style:name="Tabelle4.A" style:family="table-column">
      <style:table-column-properties style:column-width="6.394cm" style:rel-column-width="29603*"/>
    </style:style>
    <style:style style:name="Tabelle4.B" style:family="table-column">
      <style:table-column-properties style:column-width="7.761cm" style:rel-column-width="35932*"/>
    </style:style>
    <style:style style:name="Tabelle4.1" style:family="table-row">
      <style:table-row-properties style:min-row-height="1.258cm"/>
    </style:style>
    <style:style style:name="Tabelle4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048d02"/>
    </style:style>
    <style:style style:name="P2" style:family="paragraph" style:parent-style-name="Standard">
      <style:text-properties officeooo:paragraph-rsid="000bbb53"/>
    </style:style>
    <style:style style:name="P3" style:family="paragraph" style:parent-style-name="Standard">
      <style:text-properties officeooo:paragraph-rsid="00150379"/>
    </style:style>
    <style:style style:name="P4" style:family="paragraph" style:parent-style-name="Standard">
      <style:text-properties officeooo:paragraph-rsid="0016e371"/>
    </style:style>
    <style:style style:name="P5" style:family="paragraph" style:parent-style-name="Standard">
      <style:text-properties officeooo:rsid="00075787" officeooo:paragraph-rsid="0007578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  <style:text-properties fo:font-size="10pt" fo:font-weight="bold" officeooo:paragraph-rsid="00107ba6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pt" fo:font-weight="bold" officeooo:paragraph-rsid="00182dc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officeooo:paragraph-rsid="00182dcd"/>
    </style:style>
    <style:style style:name="P10" style:family="paragraph" style:parent-style-name="Table_20_Contents">
      <style:paragraph-properties fo:text-align="end" style:justify-single-word="false"/>
      <style:text-properties officeooo:paragraph-rsid="0024d7bb"/>
    </style:style>
    <style:style style:name="P11" style:family="paragraph" style:parent-style-name="Table_20_Contents">
      <style:text-properties officeooo:paragraph-rsid="00107ba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5787" officeooo:paragraph-rsid="0007578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75787" officeooo:paragraph-rsid="00075787" style:font-weight-asian="bold" style:font-weight-complex="bold"/>
    </style:style>
    <style:style style:name="P14" style:family="paragraph" style:parent-style-name="Table_20_Contents">
      <style:text-properties fo:font-weight="bold" officeooo:rsid="00075787" officeooo:paragraph-rsid="0007578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075787" officeooo:paragraph-rsid="00075787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107ba6" officeooo:paragraph-rsid="00107ba6" style:font-weight-asian="bold" style:font-weight-complex="bold"/>
    </style:style>
    <style:style style:name="P17" style:family="paragraph" style:parent-style-name="Heading_20_1">
      <style:text-properties officeooo:paragraph-rsid="00067d47"/>
    </style:style>
    <style:style style:name="T1" style:family="text">
      <style:text-properties officeooo:rsid="00067d47"/>
    </style:style>
    <style:style style:name="T2" style:family="text">
      <style:text-properties officeooo:rsid="000301b7"/>
    </style:style>
    <style:style style:name="T3" style:family="text">
      <style:text-properties officeooo:rsid="00150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P1"><text:placeholder text:placeholder-type="text">&lt;setLang('de_DE')&gt;</text:placeholder></text:p>
      <text:h text:style-name="P17" text:outline-level="1"><text:span text:style-name="T1">Reisespesen</text:span>: <text:span text:style-name="T2"><text:text-input text:description="&lt;o.name&gt;">NAME</text:text-input></text:span>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Mitarbeiter:</text:p>
          </table:table-cell>
          <table:table-cell table:style-name="Tabelle5.A1" office:value-type="string">
            <text:p text:style-name="Standard"><text:text-input text:description="&lt;o.employee_id.name&gt;">EMPLOYEE</text:text-input></text:p>
          </table:table-cell>
        </table:table-row>
        <table:table-row>
          <table:table-cell table:style-name="Tabelle5.A1" office:value-type="string">
            <text:p text:style-name="P5">Datum:</text:p>
          </table:table-cell>
          <table:table-cell table:style-name="Tabelle5.A1" office:value-type="string">
            <text:p text:style-name="Standard"><text:text-input text:description="&lt;formatLang(o.date,date=True)&gt;">DATE</text:text-input>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2"/>
        <table:table-row>
          <table:table-cell table:style-name="Tabelle2.A1" office:value-type="string">
            <text:p text:style-name="P12">Datum</text:p>
          </table:table-cell>
          <table:table-cell table:style-name="Tabelle2.A1" office:value-type="string">
            <text:p text:style-name="P13">Grund</text:p>
          </table:table-cell>
          <table:table-cell table:style-name="Tabelle2.A1" office:value-type="string">
            <text:p text:style-name="P14">Strecke</text:p>
          </table:table-cell>
          <table:table-cell table:style-name="Tabelle2.A1" office:value-type="string">
            <text:p text:style-name="P12">Preis/ME</text:p>
          </table:table-cell>
          <table:table-cell table:style-name="Tabelle2.A1" office:value-type="string">
            <text:p text:style-name="P15">Menge</text:p>
          </table:table-cell>
          <table:table-cell table:style-name="Tabelle2.F1" office:value-type="string">
            <text:p text:style-name="P16">Gesamt</text:p>
          </table:table-cell>
        </table:table-row>
      </table:table>
      <text:p text:style-name="Standard"><text:text-input text:description="&lt;for each=&quot;line in o.line_ids&quot;&gt;">FOR LINE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6"><text:text-input text:description="&lt;formatLang(line.date_value,date=True)&gt;">DATE</text:text-input></text:p>
          </table:table-cell>
          <table:table-cell table:style-name="Tabelle1.A1" office:value-type="string">
            <text:p text:style-name="Table_20_Contents"><text:text-input text:description="&lt;line.name&gt;">NAME</text:text-input></text:p>
          </table:table-cell>
          <table:table-cell table:style-name="Tabelle1.A1" office:value-type="string">
            <text:p text:style-name="Table_20_Contents"><text:text-input text:description="&lt;line.ref&gt;">REF</text:text-input></text:p>
          </table:table-cell>
          <table:table-cell table:style-name="Tabelle1.A1" office:value-type="string">
            <text:p text:style-name="P6"><text:text-input text:description="&lt;formatLang(line.unit_amount)&gt;">UNIT_AMOUNT</text:text-input> <text:text-input text:description="&lt;currency(o)&gt;">CUR</text:text-input></text:p>
          </table:table-cell>
          <table:table-cell table:style-name="Tabelle1.A1" office:value-type="string">
            <text:p text:style-name="P10"><text:text-input text:description="&lt;formatLang(line.unit_quantity)&gt;">QUANTITY</text:text-input> <text:text-input text:description="&lt;line.uom_id and line.uom_id.name or ''&gt;">UOM</text:text-input></text:p>
          </table:table-cell>
          <table:table-cell table:style-name="Tabelle1.F1" office:value-type="string">
            <text:p text:style-name="P9"><text:text-input text:description="&lt;formatLang(line.total_amount)&gt;">TOTAL_AMOUNT</text:text-input> <text:text-input text:description="&lt;currency(o)&gt;">CUR</text:text-input></text:p>
          </table:table-cell>
        </table:table-row>
      </table:table>
      <text:p text:style-name="P2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8"><text:text-input text:description="&lt;formatLang(sum(o.line_ids,'unit_quantity'))&gt;">SUM_UNIT_QUANTITY</text:text-input></text:p>
          </table:table-cell>
          <table:table-cell table:style-name="Tabelle3.A1" office:value-type="string">
            <text:p text:style-name="P8"><text:text-input text:description="&lt;formatLang(sum(o.line_ids,'total_amount'))&gt;">SUM_TOTAL_AMOUNT</text:text-input> <text:text-input text:description="&lt;currency(o)&gt;">CUR</text:text-input>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Datum: …................................</text:p>
          </table:table-cell>
          <table:table-cell table:style-name="Tabelle4.A1" office:value-type="string">
            <text:p text:style-name="P3"><text:span text:style-name="T3">Unterschrift</text:span>: …....................................</text:p>
          </table:table-cell>
        </table:table-row>
      </table:table>
      <text:p text:style-name="P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reeSans1" svg:font-family="FreeSans"/>
    <style:font-face style:name="Arial1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9T21:40:50</meta:creation-date>
    <dc:date>2011-08-23T16:31:38</dc:date>
    <meta:editing-duration>PT10H42M36S</meta:editing-duration>
    <meta:editing-cycles>84</meta:editing-cycles>
    <meta:generator>OpenOffice.org/3.2$Linux OpenOffice.org_project/320m19$Build-9505</meta:generator>
    <dc:creator>Martin </dc:creator>
    <meta:document-statistic meta:table-count="5" meta:image-count="0" meta:object-count="0" meta:page-count="1" meta:paragraph-count="26" meta:word-count="40" meta:character-count="315"/>
  </office:meta>
</office:document-meta>
</file>